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<text:bookmark-start text:name="王永杰"/>王永杰<text:bookmark-end text:name="王永杰"/></text:h>
      <text:h text:style-name="Heading_20_2" text:outline-level="2"><text:bookmark-start text:name="个人信息"/>个人信息<text:bookmark-end text:name="个人信息"/></text:h>
      <text:list text:style-name="L1">
        <text:list-item>
          <text:p text:style-name="P1">姓名: 王永杰</text:p>
        </text:list-item>
        <text:list-item>
          <text:p text:style-name="P1">Mobile: 138-114-00444</text:p>
        </text:list-item>
        <text:list-item>
          <text:p text:style-name="P1">Email: yongjiemail@gmail.com</text:p>
        </text:list-item>
      </text:list>
      <text:h text:style-name="Heading_20_2" text:outline-level="2"><text:bookmark-start text:name="基本状况"/>基本状况<text:bookmark-end text:name="基本状况"/></text:h>
      <text:p text:style-name="First_20_paragraph">2013年加入京东，任前台产品研发部技术专家、架构委员会主任架构师、手机京东开放平台负责人，专家委员会委员、前端技术委员会委员、共享技术部首席架构师等，是最早一批投身 Android 研究和开发的工程师。</text:p>
      <text:p text:style-name="Text_20_body">目前重点投入 Flutter 等跨端技术研究及技术中台建设，致力于多端融合技术研究完成移动产品研发全生命周期工具化、自动化、系统化，提升研发效率和质量，降低业务开发门槛。</text:p>
      <text:p text:style-name="Text_20_body">国防科大学士，北交大硕士，首届 GMTC 特邀嘉宾，第二、第三届 GMTC 优秀出品人&amp;讲师。曾在盛大创新院等互联网公司担任高级研究员、资深架构师，是一个移动互联网的老兵。</text:p>
      <text:h text:style-name="Heading_20_2" text:outline-level="2"><text:bookmark-start text:name="工作经历"/>工作经历<text:bookmark-end text:name="工作经历"/></text:h>
      <text:h text:style-name="Heading_20_3" text:outline-level="3"><text:bookmark-start text:name="t10-架构师-京东零售-共享技术部"/><text:span text:style-name="T1">T10 架构师</text:span> @ 京东零售 共享技术部<text:bookmark-end text:name="t10-架构师-京东零售-共享技术部"/></text:h>
      <text:p text:style-name="First_20_paragraph"><text:span text:style-name="T2">2013.6 - 至今</text:span></text:p>
      <text:h text:style-name="Heading_20_4" text:outline-level="4"><text:bookmark-start text:name="共享技术部架构师前端通道委员会委员"/>共享技术部架构师，前端通道委员会委员<text:bookmark-end text:name="共享技术部架构师前端通道委员会委员"/></text:h>
      <text:list text:style-name="L2">
        <text:list-item>
          <text:p text:style-name="P2">2018年-至今 技术与数据中心 移动技术中台 &amp; 零售云 TPaaS</text:p>
        </text:list-item>
        <text:list-item>
          <text:p text:style-name="P2">2016年-2018年 前台产品研发部 手机京东平台化</text:p>
        </text:list-item>
        <text:list-item>
          <text:p text:style-name="P2">2014年-2016年 无线业务部 移动技术架构演进</text:p>
        </text:list-item>
        <text:list-item>
          <text:p text:style-name="P2">2013年-2014年 移动研发部 创新业务开发</text:p>
        </text:list-item>
      </text:list>
      <text:h text:style-name="Heading_20_3" text:outline-level="3"><text:bookmark-start text:name="高级研究员-盛大创新院-多媒体主题院"/><text:span text:style-name="T1">高级研究员</text:span> @ 盛大创新院 多媒体主题院<text:bookmark-end text:name="高级研究员-盛大创新院-多媒体主题院"/></text:h>
      <text:h text:style-name="Heading_20_4" text:outline-level="4"><text:bookmark-start text:name="微酷android负责人android开发共两人项目团队共12人"/>微酷Android负责人（Android开发共两人，项目团队共12人）<text:bookmark-end text:name="微酷android负责人android开发共两人项目团队共12人"/></text:h>
      <text:p text:style-name="First_20_paragraph"><text:span text:style-name="T2">2012.3 - 2013.5</text:span></text:p>
      <text:h text:style-name="Heading_20_4" text:outline-level="4"><text:bookmark-start text:name="获得荣誉"/>获得荣誉<text:bookmark-end text:name="获得荣誉"/></text:h>
      <text:list text:style-name="L3">
        <text:list-item>
          <text:p text:style-name="P3">2012年度，项目组荣获“最佳项目团队”奖。</text:p>
        </text:list-item>
      </text:list>
      <text:h text:style-name="Heading_20_4" text:outline-level="4"><text:bookmark-start text:name="酷6工作-2012.9-2013.5"/>酷6工作 <text:span text:style-name="T2">2012.9-2013.5</text:span><text:bookmark-end text:name="酷6工作-2012.9-2013.5"/></text:h>
      <text:list text:style-name="L4">
        <text:list-item>
          <text:p text:style-name="P4">参与移动团队长远目标规划和短期计划制定。</text:p>
        </text:list-item>
        <text:list-item>
          <text:p text:style-name="P4">制定Android团队计划，设计产品与模块架构。</text:p>
        </text:list-item>
        <text:list-item>
          <text:p text:style-name="P4">重新设计应用框架，偏重模块化，规范化 ，并使用新框架实现酷6微电影应用。</text:p>
        </text:list-item>
        <text:list-item>
          <text:p text:style-name="P4">完成酷6视频新应用的“离线下载”模块。</text:p>
        </text:list-item>
        <text:list-item>
          <text:p text:style-name="P4">开发和维护酷6微电影和ChannelV。</text:p>
        </text:list-item>
        <text:list-item>
          <text:p text:style-name="P4">预研自有MediaPlayer视频播放引擎。</text:p>
        </text:list-item>
        <text:list-item>
          <text:p text:style-name="P4">设计和开发酷6拍客。</text:p>
        </text:list-item>
      </text:list>
      <text:h text:style-name="Heading_20_4" text:outline-level="4"><text:bookmark-start text:name="创新院工作-2012.3-2012.9"/>创新院工作 <text:span text:style-name="T2">2012.3-2012.9</text:span><text:bookmark-end text:name="创新院工作-2012.3-2012.9"/></text:h>
      <text:list text:style-name="L5">
        <text:list-item>
          <text:p text:style-name="P5">完成微酷1.3，1.4和1.5三个版本的开发。</text:p>
        </text:list-item>
        <text:list-item>
          <text:p text:style-name="P5">针对1.x存在问题，并根据2.x全新设计对Android版应用进行重新设计，模块化，框架搭建，代码规范化。</text:p>
        </text:list-item>
        <text:list-item>
          <text:p text:style-name="P5">完成微酷各版本级定制版自动化开发版日构建和release版发布。</text:p>
        </text:list-item>
        <text:list-item>
          <text:p text:style-name="P5">完成行为统计iAnalytics SDK及Demo开发，并协助集成至微酷和智能相册。</text:p>
        </text:list-item>
        <text:list-item>
          <text:p text:style-name="P5">完成MediaRecorder SDK及Demo开发，并协助以插件形式集成至有你。</text:p>
        </text:list-item>
        <text:list-item>
          <text:p text:style-name="P5">支援智能相册，解决重要bug，发现更深问题并解决。</text:p>
        </text:list-item>
        <text:list-item>
          <text:p text:style-name="P5">协助Real2Virtual解决重要bug，如内存泄漏问题等。</text:p>
        </text:list-item>
      </text:list>
      <text:h text:style-name="Heading_20_3" text:outline-level="3"><text:bookmark-start text:name="研发高级经理-北京乐投科技有限公司"/><text:span text:style-name="T1">研发高级经理</text:span> @ 北京乐投科技有限公司<text:bookmark-end text:name="研发高级经理-北京乐投科技有限公司"/></text:h>
      <text:h text:style-name="Heading_20_4" text:outline-level="4"><text:bookmark-start text:name="android原生应用和framework组负责人"/>Android原生应用和Framework组负责人<text:bookmark-end text:name="android原生应用和framework组负责人"/></text:h>
      <text:p text:style-name="First_20_paragraph"><text:span text:style-name="T2">2011.12 - 2012.3</text:span></text:p>
      <text:h text:style-name="Heading_20_4" text:outline-level="4"><text:bookmark-start text:name="主要工作"/>主要工作<text:bookmark-end text:name="主要工作"/></text:h>
      <text:list text:style-name="L6">
        <text:list-item>
          <text:p text:style-name="P6">参与产品规划，设计及定义。</text:p>
        </text:list-item>
        <text:list-item>
          <text:p text:style-name="P6">负责framework feature开发和bug fix等。</text:p>
        </text:list-item>
        <text:list-item>
          <text:p text:style-name="P6">负责原生应用如Gallery, Music等开发和bug fix等。</text:p>
        </text:list-item>
        <text:list-item>
          <text:p text:style-name="P6">负责Multimedia feature开发和bug fix等。</text:p>
        </text:list-item>
        <text:list-item>
          <text:p text:style-name="P6">负责wowSearch MoviePlayer原型开发。</text:p>
        </text:list-item>
        <text:list-item>
          <text:p text:style-name="P6">负责reader pad的Home原型开发等。</text:p>
        </text:list-item>
      </text:list>
      <text:h text:style-name="Heading_20_3" text:outline-level="3"><text:bookmark-start text:name="软件架构师技术经理-北京赛科世纪数码科技有限公司"/><text:span text:style-name="T1">软件架构师&amp;技术经理</text:span> @ 北京赛科世纪数码科技有限公司<text:bookmark-end text:name="软件架构师技术经理-北京赛科世纪数码科技有限公司"/></text:h>
      <text:h text:style-name="Heading_20_4" text:outline-level="4"><text:bookmark-start text:name="智能机顶盒软件架构师framework-multimedia-voipscm等六个team负责人"/>智能机顶盒软件架构师，Framework, Multimedia, VOIP，SCM等六个team负责人<text:bookmark-end text:name="智能机顶盒软件架构师framework-multimedia-voipscm等六个team负责人"/></text:h>
      <text:p text:style-name="First_20_paragraph"><text:span text:style-name="T2">2010.5 - 2011.12</text:span></text:p>
      <text:h text:style-name="Heading_20_4" text:outline-level="4"><text:bookmark-start text:name="获得荣誉-1"/>获得荣誉<text:bookmark-end text:name="获得荣誉-1"/></text:h>
      <text:list text:style-name="L7">
        <text:list-item>
          <text:p text:style-name="P7">2010年度，项目组被评为赛科世纪“飞虎群英奖”。</text:p>
        </text:list-item>
        <text:list-item>
          <text:p text:style-name="P7">2010年度，个人被评为赛科世纪“爱迪生创新奖”。</text:p>
        </text:list-item>
      </text:list>
      <text:h text:style-name="Heading_20_4" text:outline-level="4"><text:bookmark-start text:name="研发方向工作"/>研发方向工作<text:bookmark-end text:name="研发方向工作"/></text:h>
      <text:list text:style-name="L8">
        <text:list-item>
          <text:p text:style-name="P8">初期担任软件架构师，主要负责：</text:p>
          <text:list text:style-name="L9">
            <text:list-item>
              <text:p text:style-name="P9">负责产品规划和定义，制定年度目标。</text:p>
            </text:list-item>
            <text:list-item>
              <text:p text:style-name="P9">组建Android团队，由1人发展至7人。</text:p>
            </text:list-item>
            <text:list-item>
              <text:p text:style-name="P9">协助制板和移植工作，6月正式启动，7月移植初步成功。</text:p>
            </text:list-item>
          </text:list>
        </text:list-item>
        <text:list-item>
          <text:p text:style-name="P8">中期兼任Multimedia团队team leader，团队由3人至7人。</text:p>
          <text:list text:style-name="L10">
            <text:list-item>
              <text:p text:style-name="P10">多媒体团队工作组织和安排。</text:p>
            </text:list-item>
            <text:list-item>
              <text:p text:style-name="P10">完成基于OpenCore的AVI和MKV扩展。</text:p>
            </text:list-item>
            <text:list-item>
              <text:p text:style-name="P10">完成H.264等格式的硬解对接和兼容。</text:p>
            </text:list-item>
            <text:list-item>
              <text:p text:style-name="P10">完成MediaScanner扫描机制的修改，适应多个USB设备。</text:p>
            </text:list-item>
            <text:list-item>
              <text:p text:style-name="P10">完成VideoPlayer应用的开发。</text:p>
            </text:list-item>
            <text:list-item>
              <text:p text:style-name="P10">完成VideoPhone的移植和完善。</text:p>
            </text:list-item>
          </text:list>
        </text:list-item>
        <text:list-item>
          <text:p text:style-name="P8">后续兼任Framework team leader，小团队共16人</text:p>
          <text:list text:style-name="L11">
            <text:list-item>
              <text:p text:style-name="P11">MultiMedia方向4人，主要完成基于ffmpeg的StageFright插件等工作。</text:p>
            </text:list-item>
            <text:list-item>
              <text:p text:style-name="P11">VidePhone方向2人，主要负责VideoPhone的开发和维护，SIP协议，硬解码和硬编码，同时和客户的VideoPhone进行对接。</text:p>
            </text:list-item>
            <text:list-item>
              <text:p text:style-name="P11">Network方向2人，主要完成Wifi，Bluetooth和LAN的硬件适配和功能完善，实现手机遥控器的Service和Client。</text:p>
            </text:list-item>
            <text:list-item>
              <text:p text:style-name="P11">SCM 方向3人，主要负责配置管理服务搭建和维护工作，比如分支的创建，版本的发布，流程梳理等。</text:p>
            </text:list-item>
            <text:list-item>
              <text:p text:style-name="P11">应用方向，3人，开发VideoPlayer3D，Music，Gallery3D，VideoPhone App，升级功能包括增量升级。</text:p>
            </text:list-item>
            <text:list-item>
              <text:p text:style-name="P11">GUI Framework方向，2人，主要完成framework功能开发和bug修改等。</text:p>
            </text:list-item>
          </text:list>
        </text:list-item>
        <text:list-item>
          <text:p text:style-name="P8">Q3 主要担任软件三部(共约40人)技术经理，负责Android方向技术把握和支持。</text:p>
          <text:list text:style-name="L12">
            <text:list-item>
              <text:p text:style-name="P12">主要包括Framework功能开发和bug修改。</text:p>
            </text:list-item>
            <text:list-item>
              <text:p text:style-name="P12">疑难问题解决如游戏移植闪烁问题和USB丢失文件等问题。</text:p>
            </text:list-item>
          </text:list>
        </text:list-item>
      </text:list>
      <text:h text:style-name="Heading_20_4" text:outline-level="4"><text:bookmark-start text:name="scm-方向---为研发服务节省开发时间提升工作效率减少人力工作"/>SCM 方向 - 为研发服务，节省开发时间，提升工作效率，减少人力工作。<text:bookmark-end text:name="scm-方向---为研发服务节省开发时间提升工作效率减少人力工作"/></text:h>
      <text:h text:style-name="Heading_20_3" text:outline-level="3"><text:bookmark-start text:name="资深软件工程师-播思通讯-gui-framework项目组"/><text:span text:style-name="T1">资深软件工程师</text:span> @ 播思通讯 GUI-Framework项目组<text:bookmark-end text:name="资深软件工程师-播思通讯-gui-framework项目组"/></text:h>
      <text:p text:style-name="First_20_paragraph"><text:span text:style-name="T2">2008.10 - 2010.5</text:span></text:p>
      <text:h text:style-name="Heading_20_4" text:outline-level="4"><text:bookmark-start text:name="主要工作-1"/>主要工作<text:bookmark-end text:name="主要工作-1"/></text:h>
      <text:list text:style-name="L13">
        <text:list-item>
          <text:p text:style-name="P13">负责Android输入法设计，开发，技术支持，bug fix以及性能优化等。</text:p>
        </text:list-item>
        <text:list-item>
          <text:p text:style-name="P13">负责 GUI-Framework 文字相关功能扩展开发，维护以及技术支持等;</text:p>
        </text:list-item>
        <text:list-item>
          <text:p text:style-name="P13">负责 GUI-Framework Widget 扩展、开发、维护和技术支持等;</text:p>
        </text:list-item>
      </text:list>
      <text:h text:style-name="Heading_20_4" text:outline-level="4"><text:bookmark-start text:name="主要成果"/>主要成果<text:bookmark-end text:name="主要成果"/></text:h>
      <text:list text:style-name="L14">
        <text:list-item>
          <text:p text:style-name="P14">完成基于Android1.0的OMS1.0和FBW1.2平台12键拼音输入法。</text:p>
        </text:list-item>
        <text:list-item>
          <text:p text:style-name="P14">完成基于Android1.0的OMS1.0和FBW1.2平台全键盘拼音输入法。</text:p>
        </text:list-item>
        <text:list-item>
          <text:p text:style-name="P14">完成AutoText功能并merge到基于Android1.5的OMS1.5平台。</text:p>
        </text:list-item>
        <text:list-item>
          <text:p text:style-name="P14">完成double click手势并提高用户体验和易用性。</text:p>
        </text:list-item>
        <text:list-item>
          <text:p text:style-name="P14">参与三个Copy&amp;Paste方案设计讨论和改进，并完成功能实现和易用性提高，最终设计进入OMS2.0发布。</text:p>
        </text:list-item>
        <text:list-item>
          <text:p text:style-name="P14">开发和维护GUI-framework Widget如TextView，ScrollView，DynamicLayout等。</text:p>
        </text:list-item>
        <text:list-item>
          <text:p text:style-name="P14">fix GUI-framework相关bug等。</text:p>
        </text:list-item>
      </text:list>
      <text:h text:style-name="Heading_20_3" text:outline-level="3"><text:bookmark-start text:name="高级软件开发工程师-灵图软件-技术预研项目组数据检查系统qcs项目组"/><text:span text:style-name="T1">高级软件开发工程师</text:span> @ 灵图软件 技术预研项目组&amp;数据检查系统（QCS）项目组<text:bookmark-end text:name="高级软件开发工程师-灵图软件-技术预研项目组数据检查系统qcs项目组"/></text:h>
      <text:p text:style-name="First_20_paragraph"><text:span text:style-name="T2">2006.12 - 2008.10</text:span></text:p>
      <text:h text:style-name="Heading_20_4" text:outline-level="4"><text:bookmark-start text:name="获得荣誉-2"/>获得荣誉<text:bookmark-end text:name="获得荣誉-2"/></text:h>
      <text:list text:style-name="L15">
        <text:list-item>
          <text:p text:style-name="P15">2007年度，项目组被评为灵图公司“年度卓越团队”。</text:p>
        </text:list-item>
        <text:list-item>
          <text:p text:style-name="P15">2007年度，个人被评为灵图公司“年度创新之星”。 #### 主要工作</text:p>
        </text:list-item>
        <text:list-item>
          <text:p text:style-name="P15">数据检查系统一期（QCS），主要负责拓扑、形态类检查项开发及相关预研工作；</text:p>
        </text:list-item>
        <text:list-item>
          <text:p text:style-name="P15">技术预研，主要负责GIS方向开源技术如GEOS等，为其他开发人员提供技术支持；</text:p>
        </text:list-item>
        <text:list-item>
          <text:p text:style-name="P15">数据方向工具开发, 为数据生产提供支持；</text:p>
        </text:list-item>
        <text:list-item>
          <text:p text:style-name="P15">数据检查系统二期(QCS2), 主要负责系统重构优化设计和管理及相关预研工作等;</text:p>
        </text:list-item>
        <text:list-item>
          <text:p text:style-name="P15">技术预研项目组，主要负责软件开发和GIS方向新技术的学习和研究，基础库的开发 和维护以及部门技术方向的培训。</text:p>
        </text:list-item>
      </text:list>
      <text:h text:style-name="Heading_20_4" text:outline-level="4"><text:bookmark-start text:name="主要成果-1"/>主要成果<text:bookmark-end text:name="主要成果-1"/></text:h>
      <text:list text:style-name="L16">
        <text:list-item>
          <text:p text:style-name="P16">熟练掌握诸多GIS开源技术如GDAL/OGR, GEOS, PROJ.4, MITAB, BOOST GRAPH等， 在项目开发中广泛应用，大大提高了开发效率并降低了开发难度；</text:p>
        </text:list-item>
        <text:list-item>
          <text:p text:style-name="P16">提炼公用算法形成代码库或动态库，为部门做技术积累，减少类似工具开发的重复 工作量，提供效率；</text:p>
        </text:list-item>
        <text:list-item>
          <text:p text:style-name="P16">实现了很多原本用MapBasic在技术上无法实现的工具，如引导点生成工具；</text:p>
        </text:list-item>
        <text:list-item>
          <text:p text:style-name="P16">在技术上对部门工具和项目开发进行支持，解决许多技术难点；</text:p>
        </text:list-item>
        <text:list-item>
          <text:p text:style-name="P16">完成QCS2开发、单元测试、测试等整体框架，测试由原来逐项测试，手工比对结果 提升到自动化批量测试的方式，减少了测试人员的工作量，大大提高了测试的效率；</text:p>
        </text:list-item>
        <text:list-item>
          <text:p text:style-name="P16">完成了lt_matcher等基础库的开发，以支持工具、系统项目的开发；</text:p>
        </text:list-item>
        <text:list-item>
          <text:p text:style-name="P16">进行技术培训，提升部门同事的开发能力和学习兴趣；</text:p>
        </text:list-item>
      </text:list>
      <text:h text:style-name="Heading_20_2" text:outline-level="2"><text:bookmark-start text:name="教育背景"/>教育背景<text:bookmark-end text:name="教育背景"/></text:h>
      <text:h text:style-name="Heading_20_3" text:outline-level="3"><text:bookmark-start text:name="工学硕士-北京交通大学"/>工学硕士 @ 北京交通大学<text:bookmark-end text:name="工学硕士-北京交通大学"/></text:h>
      <text:h text:style-name="Heading_20_4" text:outline-level="4"><text:bookmark-start text:name="计算机与信息技术学院-信息科学研究所-信号与信息处理专业"/>计算机与信息技术学院 信息科学研究所 信号与信息处理专业<text:bookmark-end text:name="计算机与信息技术学院-信息科学研究所-信号与信息处理专业"/></text:h>
      <text:p text:style-name="First_20_paragraph"><text:span text:style-name="T2">2004.9 - 2007.1</text:span></text:p>
      <text:h text:style-name="Heading_20_4" text:outline-level="4"><text:bookmark-start text:name="发表论文"/>发表论文<text:bookmark-end text:name="发表论文"/></text:h>
      <text:list text:style-name="L17">
        <text:list-item>
          <text:p text:style-name="P17">A Reversible Watermark Scheme Combined with Hash Function and Lossless Compression, Lecture Notes in Computer Science, Volume 3684/2005, pp: 1168-1174,SCIE检索，第一作者</text:p>
        </text:list-item>
        <text:list-item>
          <text:p text:style-name="P17">可以自恢复和篡改定位的可逆数字水印，哈尔滨工业大学学报，Vol. 38(Sup.), 2006, pp: 791-794, EI检索，第一作者</text:p>
        </text:list-item>
      </text:list>
      <text:h text:style-name="Heading_20_4" text:outline-level="4"><text:bookmark-start text:name="开发实习"/>开发实习<text:bookmark-end text:name="开发实习"/></text:h>
      <text:list text:style-name="L18">
        <text:list-item>
          <text:p text:style-name="P18">嵌入式设备Nand Flash 编程器开发项目等。</text:p>
        </text:list-item>
        <text:list-item>
          <text:p text:style-name="P18">在北京神鹰广宇科技有限责任公司任C++程序设计讲师。</text:p>
        </text:list-item>
      </text:list>
      <text:h text:style-name="Heading_20_3" text:outline-level="3"><text:bookmark-start text:name="工学学士-国防科学技术大学"/>工学学士 @ 国防科学技术大学<text:bookmark-end text:name="工学学士-国防科学技术大学"/></text:h>
      <text:h text:style-name="Heading_20_4" text:outline-level="4"><text:bookmark-start text:name="机电工程与自动化学院-自动化专业"/>机电工程与自动化学院 自动化专业，<text:bookmark-end text:name="机电工程与自动化学院-自动化专业"/></text:h>
      <text:p text:style-name="First_20_paragraph"><text:span text:style-name="T2">2000.9 - 2004.7</text:span></text:p>
      <text:h text:style-name="Heading_20_4" text:outline-level="4"><text:bookmark-start text:name="获得荣誉-3"/>获得荣誉<text:bookmark-end text:name="获得荣誉-3"/></text:h>
      <text:list text:style-name="L19">
        <text:list-item>
          <text:p text:style-name="P19">2002 - 2003学年，被评为<text:span text:style-name="T2">校优秀学员</text:span>，位列专业<text:span text:style-name="T2">第一名</text:span>。</text:p>
        </text:list-item>
        <text:list-item>
          <text:p text:style-name="P19">2001、2003、2004学年三次荣获曾宪梓奖学金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3-29T09:26:25Z</meta:creation-date>
    <dc:date>2021-03-29T09:26:25Z</dc:date>
  </office:meta>
</office:document-meta>
</file>